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000000010C3CF45E5F048E982.png" manifest:media-type="image/png"/>
  <manifest:file-entry manifest:full-path="Pictures/100006B8000001C2000001C24A1070472C0DAF48.svg" manifest:media-type="image/svg+xml"/>
  <manifest:file-entry manifest:full-path="Pictures/100003A2000034EB000034EB85956B4B65429B6E.svg" manifest:media-type="image/svg+xml"/>
  <manifest:file-entry manifest:full-path="Pictures/100008BB00000172000001728EE10ABCF4682133.svg" manifest:media-type="image/svg+xml"/>
  <manifest:file-entry manifest:full-path="Pictures/100000010000001000000010B27B0878979B23DA.png" manifest:media-type="image/png"/>
  <manifest:file-entry manifest:full-path="Pictures/100000010000020000000200B5374F91E55DAB7C.png" manifest:media-type="image/png"/>
  <manifest:file-entry manifest:full-path="Pictures/1000049C000001C2000001C2199E4487FCC1451E.svg" manifest:media-type="image/svg+xml"/>
  <manifest:file-entry manifest:full-path="Pictures/1000000100000011000000110E7FAC8AA3A23779.png" manifest:media-type="image/png"/>
  <manifest:file-entry manifest:full-path="Pictures/100000010000001100000011134299959CF35B6D.png" manifest:media-type="image/png"/>
  <manifest:file-entry manifest:full-path="Pictures/10000684000001A7000001A7538F33781440C384.svg" manifest:media-type="image/svg+xml"/>
  <manifest:file-entry manifest:full-path="Pictures/100006210000017200000172E27BB2B2F79227F8.svg" manifest:media-type="image/svg+xml"/>
  <manifest:file-entry manifest:full-path="Pictures/100000010000000E0000000E26F17BC254942ABE.png" manifest:media-type="image/png"/>
  <manifest:file-entry manifest:full-path="Pictures/10000001000000100000001071AAAE8F25755AC0.png" manifest:media-type="image/png"/>
  <manifest:file-entry manifest:full-path="Pictures/100000010000000E0000000E707F81A3C10C1F16.png" manifest:media-type="image/png"/>
  <manifest:file-entry manifest:full-path="Pictures/10000A82000001A7000001A79878FA6DFE3C3AE4.svg" manifest:media-type="image/svg+xml"/>
  <manifest:file-entry manifest:full-path="Pictures/100000010000000E0000000E0CFE7D6DFE08CE25.png" manifest:media-type="image/png"/>
  <manifest:file-entry manifest:full-path="Pictures/1000079F000001C2000001C2E321D42CA48163D7.svg" manifest:media-type="image/svg+xml"/>
  <manifest:file-entry manifest:full-path="Pictures/10000001000000110000001109F45F469BA81DBF.png" manifest:media-type="image/png"/>
  <manifest:file-entry manifest:full-path="Pictures/100000010000001000000010E771992FE99439C3.png" manifest:media-type="image/png"/>
  <manifest:file-entry manifest:full-path="Pictures/100006D6000001A7000001A759466CFC3A88987D.svg" manifest:media-type="image/svg+xml"/>
  <manifest:file-entry manifest:full-path="Pictures/100009A500000172000001725A9E5B570B27BBFC.svg" manifest:media-type="image/svg+xml"/>
  <manifest:file-entry manifest:full-path="Pictures/10000685000001A7000001A7E973FDE61661536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8.3in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0.5674in" style:rel-column-width="817*"/>
    </style:style>
    <style:style style:name="Table1.B" style:family="table-column">
      <style:table-column-properties style:column-width="0.3701in" style:rel-column-width="533*"/>
    </style:style>
    <style:style style:name="Table1.C" style:family="table-column">
      <style:table-column-properties style:column-width="1.3368in" style:rel-column-width="1925*"/>
    </style:style>
    <style:style style:name="Table1.H" style:family="table-column">
      <style:table-column-properties style:column-width="0.3792in" style:rel-column-width="546*"/>
    </style:style>
    <style:style style:name="Table1.I" style:family="table-column">
      <style:table-column-properties style:column-width="0.2993in" style:rel-column-width="431*"/>
    </style:style>
    <style:style style:name="Table1.1" style:family="table-row">
      <style:table-row-properties style:min-row-height="0.2465in"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2535in" fo:background-color="transparent" fo:keep-together="always">
        <style:background-image/>
      </style:table-row-properties>
    </style:style>
    <style:style style:name="Table1.A2" style:family="table-cell">
      <style:table-cell-properties style:vertical-align="middle" fo:background-color="transparent" fo:padding="0in" fo:border="none" loext:writing-mode="bt-lr">
        <style:background-image/>
      </style:table-cell-properties>
    </style:style>
    <style:style style:name="Table1.B2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H2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I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B3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B4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4" style:family="table-cell" style:data-style-name="N0">
      <style:table-cell-properties style:vertical-align="" fo:background-color="#eeeeee" fo:padding="0in" fo:border="none" style:writing-mode="page">
        <style:background-image/>
      </style:table-cell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B5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C5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5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B6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6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B7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C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7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B8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8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8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8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B9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9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9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9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9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B10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10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10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10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B1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C11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D11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E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11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B12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1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1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1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1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B13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13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D13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13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13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13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B14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14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4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14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14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14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B15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15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5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15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15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15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B16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1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6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E16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F16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G16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H16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17" style:family="table-row">
      <style:table-row-properties style:min-row-height="0.6396in" fo:background-color="transparent" fo:keep-together="always">
        <style:background-image/>
      </style:table-row-properties>
    </style:style>
    <style:style style:name="Table1.B17" style:family="table-cell">
      <style:table-cell-properties style:vertical-align="" fo:background-color="#eeeeee" fo:padding="0in" fo:border="none" style:writing-mode="page">
        <style:background-image/>
      </style:table-cell-properties>
    </style:style>
    <style:style style:name="Table1.C17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7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17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17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17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18" style:family="table-row">
      <style:table-row-properties style:min-row-height="0.3625in" fo:background-color="transparent" fo:keep-together="always">
        <style:background-image/>
      </style:table-row-properties>
    </style:style>
    <style:style style:name="Table1.B18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C18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E18" style:family="table-cell" style:data-style-name="N0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F18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G18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H18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19" style:family="table-row">
      <style:table-row-properties style:min-row-height="0.0785in" fo:background-color="transparent" fo:keep-together="always">
        <style:background-image/>
      </style:table-row-properties>
    </style:style>
    <style:style style:name="Table1.A19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19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C19" style:family="table-cell">
      <style:table-cell-properties style:vertical-align="middle" fo:background-color="#eeeeee" fo:padding="0in" fo:border="none" style:writing-mode="page">
        <style:background-image/>
      </style:table-cell-properties>
    </style:style>
    <style:style style:name="Table1.H19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20" style:family="table-row">
      <style:table-row-properties style:min-row-height="0.2097in" fo:background-color="transparent" fo:keep-together="always">
        <style:background-image/>
      </style:table-row-properties>
    </style:style>
    <style:style style:name="Table1.B20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H20" style:family="table-cell" style:data-style-name="N0">
      <style:table-cell-properties fo:background-color="#eeeeee" fo:padding="0in" fo:border="none" style:writing-mode="page">
        <style:background-image/>
      </style:table-cell-properties>
    </style:style>
    <style:style style:name="Table1.21" style:family="table-row">
      <style:table-row-properties fo:background-color="transparent" fo:keep-together="auto">
        <style:background-image/>
      </style:table-row-properties>
    </style:style>
    <style:style style:name="Table1.A21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1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1" style:family="table-cell">
      <style:table-cell-properties style:vertical-align=""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H21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I21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2cfc5" officeooo:paragraph-rsid="0019eb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62a63" officeooo:paragraph-rsid="0019eb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c5" officeooo:paragraph-rsid="0012cf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c5" officeooo:paragraph-rsid="0012cf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13c6" officeooo:paragraph-rsid="001713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2cfc5" officeooo:paragraph-rsid="0012cf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2cfc5" officeooo:paragraph-rsid="00162a6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2cfc5" officeooo:paragraph-rsid="001713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2cfc5" officeooo:paragraph-rsid="0019eb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2cfc5" officeooo:paragraph-rsid="0012cf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713c6" officeooo:paragraph-rsid="001713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713c6" officeooo:paragraph-rsid="0019ebb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62a63" officeooo:paragraph-rsid="00162a6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8b5cc" officeooo:paragraph-rsid="0018b5c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a6909" officeooo:paragraph-rsid="001a690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8.5pt" fo:font-style="normal" fo:text-shadow="none" style:text-underline-style="none" fo:font-weight="normal" officeooo:rsid="0012cfc5" style:font-size-asian="8.5pt" style:font-style-asian="normal" style:font-weight-asian="normal" style:font-size-complex="8.5pt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2cf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1713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4" style:family="text">
      <style:text-properties officeooo:rsid="00171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Sun</text:p>
          </table:table-cell>
          <table:table-cell table:style-name="Table1.A1" office:value-type="string">
            <text:p text:style-name="P8">Monday</text:p>
          </table:table-cell>
          <table:table-cell table:style-name="Table1.A1" office:value-type="string">
            <text:p text:style-name="P8">Tuesday</text:p>
          </table:table-cell>
          <table:table-cell table:style-name="Table1.A1" office:value-type="string">
            <text:p text:style-name="P8">Wednesday</text:p>
          </table:table-cell>
          <table:table-cell table:style-name="Table1.A1" office:value-type="string">
            <text:p text:style-name="P8">Thursday</text:p>
          </table:table-cell>
          <table:table-cell table:style-name="Table1.A1" office:value-type="string">
            <text:p text:style-name="P8">Friday</text:p>
          </table:table-cell>
          <table:table-cell table:style-name="Table1.A1" office:value-type="string">
            <text:p text:style-name="P8">Sat</text:p>
          </table:table-cell>
          <table:table-cell table:style-name="Table1.I1" office:value-type="string">
            <text:p text:style-name="P9">Wk</text:p>
          </table:table-cell>
        </table:table-row>
        <table:table-row table:style-name="Table1.2">
          <table:table-cell table:style-name="Table1.A2" table:number-rows-spanned="3" office:value-type="string">
            <text:p text:style-name="P9">August</text:p>
          </table:table-cell>
          <table:table-cell table:style-name="Table1.B2" office:value-type="float" office:value="13">
            <text:p text:style-name="P11">13</text:p>
          </table:table-cell>
          <table:table-cell table:style-name="Table1.C2" office:value-type="float" office:value="14">
            <text:p text:style-name="P11">14</text:p>
          </table:table-cell>
          <table:table-cell table:style-name="Table1.D2" office:value-type="float" office:value="15">
            <text:p text:style-name="P11">15</text:p>
          </table:table-cell>
          <table:table-cell table:style-name="Table1.E2" office:value-type="float" office:value="16">
            <text:p text:style-name="P11">16</text:p>
          </table:table-cell>
          <table:table-cell table:style-name="Table1.F2" office:value-type="float" office:value="17">
            <text:p text:style-name="P11">17</text:p>
          </table:table-cell>
          <table:table-cell table:style-name="Table1.G2" office:value-type="float" office:value="18">
            <text:p text:style-name="P11">18</text:p>
          </table:table-cell>
          <table:table-cell table:style-name="Table1.H2" office:value-type="string">
            <text:p text:style-name="P11">19</text:p>
            <text:p text:style-name="P11"/>
          </table:table-cell>
          <table:table-cell table:style-name="Table1.I2" office:value-type="float" office:value="0">
            <text:p text:style-name="P9">0</text:p>
          </table:table-cell>
        </table:table-row>
        <table:table-row table:style-name="Table1.3">
          <table:covered-table-cell table:style-name="Table1.A2"/>
          <table:table-cell table:style-name="Table1.B3" office:value-type="string">
            <text:p text:style-name="P11">20<text:line-break/><text:line-break/><text:line-break/><text:line-break/></text:p>
          </table:table-cell>
          <table:table-cell table:style-name="Table1.C3" office:value-type="string">
            <text:p text:style-name="P11">21 - Classes Begin</text:p>
            <text:p text:style-name="P11"/>
            <text:p text:style-name="P11"/>
            <text:p text:style-name="P11"><draw:frame draw:style-name="fr2" draw:name="Image2" text:anchor-type="as-char" svg:width="0.1772in" svg:height="0.1772in" draw:z-index="1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1" text:anchor-type="as-char" svg:width="0.1626in" svg:height="0.1457in" draw:z-index="0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/text:p>
          </table:table-cell>
          <table:table-cell table:style-name="Table1.D3" office:value-type="string">
            <text:p text:style-name="P11">22</text:p>
            <text:p text:style-name="P18">Install Software</text:p>
            <text:p text:style-name="P11"/>
            <text:p text:style-name="P11"><draw:frame draw:style-name="fr2" draw:name="Image3" text:anchor-type="as-char" svg:width="0.1772in" svg:height="0.1772in" draw:z-index="2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6" text:anchor-type="as-char" svg:width="0.1665in" svg:height="0.1665in" draw:z-index="3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E3" office:value-type="string">
            <text:p text:style-name="P11">23</text:p>
            <text:p text:style-name="P11"/>
            <text:p text:style-name="P11"/>
            <text:p text:style-name="P11"/>
            <text:p text:style-name="P11"/>
          </table:table-cell>
          <table:table-cell table:style-name="Table1.F3" office:value-type="string">
            <text:p text:style-name="P11">24</text:p>
            <text:p text:style-name="P18">Git/Github Intro</text:p>
            <text:p text:style-name="P11"/>
            <text:p text:style-name="P11"><draw:frame draw:style-name="fr2" draw:name="Image4" text:anchor-type="as-char" svg:width="0.1457in" svg:height="0.1457in" draw:z-index="4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7" text:anchor-type="as-char" svg:width="0.1665in" svg:height="0.1665in" draw:z-index="5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3" office:value-type="string">
            <text:p text:style-name="P11">25</text:p>
            <text:p text:style-name="P11"/>
            <text:p text:style-name="P11"/>
            <text:p text:style-name="P11"><draw:frame draw:style-name="fr2" draw:name="Image8" text:anchor-type="as-char" svg:width="0.1665in" svg:height="0.1665in" draw:z-index="6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9" text:anchor-type="as-char" svg:width="0.1457in" svg:height="0.1457in" draw:z-index="7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3" office:value-type="float" office:value="26">
            <text:p text:style-name="P11">26</text:p>
          </table:table-cell>
          <table:table-cell table:style-name="Table1.I2" office:value-type="float" office:value="1">
            <text:p text:style-name="P9">1</text:p>
          </table:table-cell>
        </table:table-row>
        <table:table-row table:style-name="Table1.4">
          <table:covered-table-cell table:style-name="Table1.A2"/>
          <table:table-cell table:style-name="Table1.B4" office:value-type="string">
            <text:p text:style-name="P11">27<text:line-break/><text:line-break/><text:line-break/><text:line-break/></text:p>
          </table:table-cell>
          <table:table-cell table:style-name="Table1.C4" office:value-type="string">
            <text:p text:style-name="P11">28</text:p>
            <text:p text:style-name="P5"/>
            <text:p text:style-name="P14"/>
            <text:p text:style-name="P14"><draw:frame draw:style-name="fr2" draw:name="Image11" text:anchor-type="as-char" svg:width="0.1772in" svg:height="0.1772in" draw:z-index="8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12" text:anchor-type="as-char" svg:width="0.1626in" svg:height="0.1457in" draw:z-index="9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15" text:anchor-type="as-char" svg:width="0.1665in" svg:height="0.1665in" draw:z-index="10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4" office:value-type="string">
            <text:p text:style-name="P11">29</text:p>
            <text:p text:style-name="P16">Intro to Programming</text:p>
            <text:p text:style-name="P11"/>
            <text:p text:style-name="P12"><draw:frame draw:style-name="fr2" draw:name="Image13" text:anchor-type="as-char" svg:width="0.1772in" svg:height="0.1772in" draw:z-index="11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16" text:anchor-type="as-char" svg:width="0.1665in" svg:height="0.1665in" draw:z-index="12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4" office:value-type="string">
            <text:p text:style-name="P11">30</text:p>
            <text:p text:style-name="P11"/>
            <text:p text:style-name="P11"/>
            <text:p text:style-name="P11"/>
          </table:table-cell>
          <table:table-cell table:style-name="Table1.F4" office:value-type="string">
            <text:p text:style-name="P12">31</text:p>
            <text:p text:style-name="P16">Variable Types</text:p>
            <text:p text:style-name="P12"/>
            <text:p text:style-name="P12"><draw:frame draw:style-name="fr2" draw:name="Image154" text:anchor-type="as-char" svg:width="0.1772in" svg:height="0.1772in" draw:z-index="13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18" text:anchor-type="as-char" svg:width="0.1457in" svg:height="0.1457in" draw:z-index="14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19" text:anchor-type="as-char" svg:width="0.1665in" svg:height="0.1665in" draw:z-index="15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4" office:value-type="string">
            <text:p text:style-name="P12">1</text:p>
            <text:p text:style-name="P12"/>
            <text:p text:style-name="P12"/>
            <text:p text:style-name="P12"><draw:frame draw:style-name="fr2" draw:name="Image20" text:anchor-type="as-char" svg:width="0.1665in" svg:height="0.1665in" draw:z-index="16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21" text:anchor-type="as-char" svg:width="0.1457in" svg:height="0.1457in" draw:z-index="17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text:s/><draw:frame draw:style-name="fr2" draw:name="Image101" text:anchor-type="as-char" svg:width="0.1772in" svg:height="0.1772in" draw:z-index="79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/text:p>
          </table:table-cell>
          <table:table-cell table:style-name="Table1.H4" office:value-type="float" office:value="2">
            <text:p text:style-name="P11">2</text:p>
          </table:table-cell>
          <table:table-cell table:style-name="Table1.I2" office:value-type="float" office:value="2">
            <text:p text:style-name="P9">2</text:p>
          </table:table-cell>
        </table:table-row>
        <table:table-row table:style-name="Table1.5">
          <table:table-cell table:style-name="Table1.A2" table:number-rows-spanned="4" office:value-type="string">
            <text:p text:style-name="P9">September</text:p>
          </table:table-cell>
          <table:table-cell table:style-name="Table1.B5" office:value-type="string">
            <text:p text:style-name="P11">3<text:line-break/></text:p>
          </table:table-cell>
          <table:table-cell table:style-name="Table1.C5" office:value-type="string">
            <text:p text:style-name="P14">4 – Labor Day Holiday</text:p>
            <text:p text:style-name="P14"/>
          </table:table-cell>
          <table:table-cell table:style-name="Table1.D5" office:value-type="string">
            <text:p text:style-name="P12">5</text:p>
            <text:p text:style-name="P17">Data &amp; Control Structures</text:p>
            <text:p text:style-name="P14"/>
            <text:p text:style-name="P14"><text:s/><draw:frame draw:style-name="fr2" draw:name="Image104" text:anchor-type="as-char" svg:width="0.1626in" svg:height="0.1457in" draw:z-index="118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107" text:anchor-type="as-char" svg:width="0.1665in" svg:height="0.1665in" draw:z-index="119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text:s/><draw:frame draw:style-name="fr2" draw:name="Image79" text:anchor-type="as-char" svg:width="0.1772in" svg:height="0.1772in" draw:z-index="18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81" text:anchor-type="as-char" svg:width="0.1665in" svg:height="0.1665in" draw:z-index="19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5" office:value-type="string">
            <text:p text:style-name="P12">6</text:p>
            <text:p text:style-name="P12"/>
            <text:p text:style-name="P12"/>
            <text:p text:style-name="P12"/>
          </table:table-cell>
          <table:table-cell table:style-name="Table1.F5" office:value-type="string">
            <text:p text:style-name="P12">7</text:p>
            <text:p text:style-name="P18"/>
            <text:p text:style-name="P14"/>
            <text:p text:style-name="P12"><draw:frame draw:style-name="fr2" draw:name="Image46" text:anchor-type="as-char" svg:width="0.1457in" svg:height="0.1457in" draw:z-index="80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47" text:anchor-type="as-char" svg:width="0.1665in" svg:height="0.1665in" draw:z-index="81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5" office:value-type="string">
            <text:p text:style-name="P12">8</text:p>
            <text:p text:style-name="P14"/>
            <text:p text:style-name="P14"/>
            <text:p text:style-name="P12"><draw:frame draw:style-name="fr2" draw:name="Image22" text:anchor-type="as-char" svg:width="0.1665in" svg:height="0.1665in" draw:z-index="116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23" text:anchor-type="as-char" svg:width="0.1457in" svg:height="0.1457in" draw:z-index="117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5" office:value-type="float" office:value="9">
            <text:p text:style-name="P19">9</text:p>
          </table:table-cell>
          <table:table-cell table:style-name="Table1.I2" office:value-type="float" office:value="3">
            <text:p text:style-name="P9">3</text:p>
          </table:table-cell>
        </table:table-row>
        <table:table-row table:style-name="Table1.6">
          <table:covered-table-cell table:style-name="Table1.A2"/>
          <table:table-cell table:style-name="Table1.B6" office:value-type="string">
            <text:p text:style-name="P11">10<text:line-break/><text:line-break/><text:line-break/></text:p>
          </table:table-cell>
          <table:table-cell table:style-name="Table1.C6" office:value-type="string">
            <text:p text:style-name="P14">11</text:p>
            <text:p text:style-name="P14"/>
            <text:p text:style-name="P14"/>
            <text:p text:style-name="P14"><draw:frame draw:style-name="fr2" draw:name="Image92" text:anchor-type="as-char" svg:width="0.1772in" svg:height="0.1772in" draw:z-index="20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95" text:anchor-type="as-char" svg:width="0.1626in" svg:height="0.1457in" draw:z-index="21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98" text:anchor-type="as-char" svg:width="0.1665in" svg:height="0.1665in" draw:z-index="22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6" office:value-type="string">
            <text:p text:style-name="P12">12</text:p>
            <text:p text:style-name="P17">Data Programming</text:p>
            <text:p text:style-name="P14"/>
            <text:p text:style-name="P14"><draw:frame draw:style-name="fr2" draw:name="Image82" text:anchor-type="as-char" svg:width="0.1772in" svg:height="0.1772in" draw:z-index="23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84" text:anchor-type="as-char" svg:width="0.1665in" svg:height="0.1665in" draw:z-index="24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6" office:value-type="string">
            <text:p text:style-name="P12">13</text:p>
            <text:p text:style-name="P12"/>
            <text:p text:style-name="P12"/>
            <text:p text:style-name="P12"/>
          </table:table-cell>
          <table:table-cell table:style-name="Table1.F6" office:value-type="string">
            <text:p text:style-name="P12">14</text:p>
            <text:p text:style-name="P18"/>
            <text:p text:style-name="P14"/>
            <text:p text:style-name="P12"><draw:frame draw:style-name="fr2" draw:name="Image48" text:anchor-type="as-char" svg:width="0.1457in" svg:height="0.1457in" draw:z-index="82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49" text:anchor-type="as-char" svg:width="0.1665in" svg:height="0.1665in" draw:z-index="83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6" office:value-type="string">
            <text:p text:style-name="P12">15</text:p>
            <text:p text:style-name="P14"/>
            <text:p text:style-name="P14"/>
            <text:p text:style-name="P12"><draw:frame draw:style-name="fr2" draw:name="Image24" text:anchor-type="as-char" svg:width="0.1665in" svg:height="0.1665in" draw:z-index="114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25" text:anchor-type="as-char" svg:width="0.1457in" svg:height="0.1457in" draw:z-index="115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6" office:value-type="float" office:value="16">
            <text:p text:style-name="P11">16</text:p>
          </table:table-cell>
          <table:table-cell table:style-name="Table1.I2" office:value-type="float" office:value="4">
            <text:p text:style-name="P9">4</text:p>
          </table:table-cell>
        </table:table-row>
        <table:table-row table:style-name="Table1.7">
          <table:covered-table-cell table:style-name="Table1.A2"/>
          <table:table-cell table:style-name="Table1.B7" office:value-type="string">
            <text:p text:style-name="P11">17</text:p>
          </table:table-cell>
          <table:table-cell table:style-name="Table1.C7" office:value-type="string">
            <text:p text:style-name="P14">18</text:p>
            <text:p text:style-name="P14"/>
            <text:p text:style-name="P14"/>
            <text:p text:style-name="P14"/>
            <text:p text:style-name="P14"><draw:frame draw:style-name="fr2" draw:name="Image83" text:anchor-type="as-char" svg:width="0.1772in" svg:height="0.1772in" draw:z-index="26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86" text:anchor-type="as-char" svg:width="0.1626in" svg:height="0.1457in" draw:z-index="27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89" text:anchor-type="as-char" svg:width="0.1665in" svg:height="0.1665in" draw:z-index="28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7" office:value-type="string">
            <text:p text:style-name="P12">19</text:p>
            <text:p text:style-name="P12"/>
            <text:p text:style-name="P17">Reading/Exploring Data</text:p>
            <text:p text:style-name="P14"/>
            <text:p text:style-name="P14"><draw:frame draw:style-name="fr2" draw:name="Image85" text:anchor-type="as-char" svg:width="0.1772in" svg:height="0.1772in" draw:z-index="29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87" text:anchor-type="as-char" svg:width="0.1665in" svg:height="0.1665in" draw:z-index="32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7" office:value-type="string">
            <text:p text:style-name="P12">20</text:p>
            <text:p text:style-name="P12"/>
            <text:p text:style-name="P12"/>
            <text:p text:style-name="P12"/>
            <text:p text:style-name="P12"/>
          </table:table-cell>
          <table:table-cell table:style-name="Table1.F7" office:value-type="string">
            <text:p text:style-name="P12">21</text:p>
            <text:p text:style-name="P12"/>
            <text:p text:style-name="P12"/>
            <text:p text:style-name="P5"/>
            <text:p text:style-name="P12"><draw:frame draw:style-name="fr2" draw:name="Image50" text:anchor-type="as-char" svg:width="0.1457in" svg:height="0.1457in" draw:z-index="84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51" text:anchor-type="as-char" svg:width="0.1665in" svg:height="0.1665in" draw:z-index="85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7" office:value-type="string">
            <text:p text:style-name="P12">22</text:p>
            <text:p text:style-name="P14"/>
            <text:p text:style-name="P14"/>
            <text:p text:style-name="P14"/>
            <text:p text:style-name="P12"><draw:frame draw:style-name="fr2" draw:name="Image26" text:anchor-type="as-char" svg:width="0.1665in" svg:height="0.1665in" draw:z-index="112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27" text:anchor-type="as-char" svg:width="0.1457in" svg:height="0.1457in" draw:z-index="113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7" office:value-type="float" office:value="23">
            <text:p text:style-name="P11">23</text:p>
          </table:table-cell>
          <table:table-cell table:style-name="Table1.I2" office:value-type="float" office:value="5">
            <text:p text:style-name="P9">5</text:p>
          </table:table-cell>
        </table:table-row>
        <table:table-row table:style-name="Table1.8">
          <table:covered-table-cell table:style-name="Table1.A2"/>
          <table:table-cell table:style-name="Table1.B8" office:value-type="string">
            <text:p text:style-name="P11">24</text:p>
          </table:table-cell>
          <table:table-cell table:style-name="Table1.C8" office:value-type="string">
            <text:p text:style-name="P14">25</text:p>
            <text:p text:style-name="P14"/>
            <text:p text:style-name="P14"/>
            <text:p text:style-name="P14"><draw:frame draw:style-name="fr2" draw:name="Image77" text:anchor-type="as-char" svg:width="0.1772in" svg:height="0.1772in" draw:z-index="34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78" text:anchor-type="as-char" svg:width="0.1626in" svg:height="0.1457in" draw:z-index="35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80" text:anchor-type="as-char" svg:width="0.1665in" svg:height="0.1665in" draw:z-index="36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8" office:value-type="string">
            <text:p text:style-name="P12">26</text:p>
            <text:p text:style-name="P17">Data Cleaning/Manip.</text:p>
            <text:p text:style-name="P14"/>
            <text:p text:style-name="P14"><draw:frame draw:style-name="fr2" draw:name="Image88" text:anchor-type="as-char" svg:width="0.1772in" svg:height="0.1772in" draw:z-index="37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90" text:anchor-type="as-char" svg:width="0.1665in" svg:height="0.1665in" draw:z-index="38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8" office:value-type="string">
            <text:p text:style-name="P12">27</text:p>
            <text:p text:style-name="P12"/>
            <text:p text:style-name="P12"/>
            <text:p text:style-name="P12"/>
          </table:table-cell>
          <table:table-cell table:style-name="Table1.F8" office:value-type="string">
            <text:p text:style-name="P12">28</text:p>
            <text:p text:style-name="P18"/>
            <text:p text:style-name="P14"/>
            <text:p text:style-name="P12"><draw:frame draw:style-name="fr2" draw:name="Image52" text:anchor-type="as-char" svg:width="0.1457in" svg:height="0.1457in" draw:z-index="86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53" text:anchor-type="as-char" svg:width="0.1665in" svg:height="0.1665in" draw:z-index="87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8" office:value-type="string">
            <text:p text:style-name="P12">29</text:p>
            <text:p text:style-name="P14"/>
            <text:p text:style-name="P14"/>
            <text:p text:style-name="P12"><draw:frame draw:style-name="fr2" draw:name="Image28" text:anchor-type="as-char" svg:width="0.1665in" svg:height="0.1665in" draw:z-index="110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29" text:anchor-type="as-char" svg:width="0.1457in" svg:height="0.1457in" draw:z-index="111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30">
            <text:p text:style-name="P11">30</text:p>
          </table:table-cell>
          <table:table-cell table:style-name="Table1.I2" office:value-type="float" office:value="6">
            <text:p text:style-name="P9">6</text:p>
          </table:table-cell>
        </table:table-row>
        <table:table-row table:style-name="Table1.9">
          <table:table-cell table:style-name="Table1.A2" table:number-rows-spanned="4" office:value-type="string">
            <text:p text:style-name="P9">October</text:p>
          </table:table-cell>
          <table:table-cell table:style-name="Table1.B9" office:value-type="string">
            <text:p text:style-name="P11">1<text:line-break/></text:p>
          </table:table-cell>
          <table:table-cell table:style-name="Table1.C9" office:value-type="string">
            <text:p text:style-name="P14">2</text:p>
            <text:p text:style-name="P14"/>
            <text:p text:style-name="P14"/>
            <text:p text:style-name="P14"><draw:frame draw:style-name="fr2" draw:name="Image74" text:anchor-type="as-char" svg:width="0.1772in" svg:height="0.1772in" draw:z-index="39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75" text:anchor-type="as-char" svg:width="0.1626in" svg:height="0.1457in" draw:z-index="40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76" text:anchor-type="as-char" svg:width="0.1665in" svg:height="0.1665in" draw:z-index="41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9" office:value-type="string">
            <text:p text:style-name="P12">3</text:p>
            <text:p text:style-name="P17">Data Transformation</text:p>
            <text:p text:style-name="P14"/>
            <text:p text:style-name="P14"><draw:frame draw:style-name="fr2" draw:name="Image91" text:anchor-type="as-char" svg:width="0.1772in" svg:height="0.1772in" draw:z-index="42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93" text:anchor-type="as-char" svg:width="0.1665in" svg:height="0.1665in" draw:z-index="43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9" office:value-type="string">
            <text:p text:style-name="P12">4</text:p>
            <text:p text:style-name="P12"/>
            <text:p text:style-name="P12"/>
            <text:p text:style-name="P12"/>
          </table:table-cell>
          <table:table-cell table:style-name="Table1.F9" office:value-type="string">
            <text:p text:style-name="P12">5</text:p>
            <text:p text:style-name="P18"/>
            <text:p text:style-name="P14"/>
            <text:p text:style-name="P12"><draw:frame draw:style-name="fr2" draw:name="Image54" text:anchor-type="as-char" svg:width="0.1457in" svg:height="0.1457in" draw:z-index="88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55" text:anchor-type="as-char" svg:width="0.1665in" svg:height="0.1665in" draw:z-index="89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9" office:value-type="string">
            <text:p text:style-name="P12">6</text:p>
            <text:p text:style-name="P14"/>
            <text:p text:style-name="P14"/>
            <text:p text:style-name="P12"><draw:frame draw:style-name="fr2" draw:name="Image30" text:anchor-type="as-char" svg:width="0.1665in" svg:height="0.1665in" draw:z-index="108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31" text:anchor-type="as-char" svg:width="0.1457in" svg:height="0.1457in" draw:z-index="109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7">
            <text:p text:style-name="P11">7</text:p>
          </table:table-cell>
          <table:table-cell table:style-name="Table1.I2" office:value-type="float" office:value="7">
            <text:p text:style-name="P9">7</text:p>
          </table:table-cell>
        </table:table-row>
        <table:table-row table:style-name="Table1.10">
          <table:covered-table-cell table:style-name="Table1.A2"/>
          <table:table-cell table:style-name="Table1.B10" office:value-type="string">
            <text:p text:style-name="P11">8<text:line-break/></text:p>
          </table:table-cell>
          <table:table-cell table:style-name="Table1.C10" office:value-type="string">
            <text:p text:style-name="P14">9</text:p>
            <text:p text:style-name="P14"/>
            <text:p text:style-name="P14"/>
            <text:p text:style-name="P14"><draw:frame draw:style-name="fr2" draw:name="Image71" text:anchor-type="as-char" svg:width="0.1772in" svg:height="0.1772in" draw:z-index="44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72" text:anchor-type="as-char" svg:width="0.1626in" svg:height="0.1457in" draw:z-index="46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73" text:anchor-type="as-char" svg:width="0.1665in" svg:height="0.1665in" draw:z-index="47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10" office:value-type="string">
            <text:p text:style-name="P12">10</text:p>
            <text:p text:style-name="P17">Graphics</text:p>
            <text:p text:style-name="P14"/>
            <text:p text:style-name="P14"><draw:frame draw:style-name="fr2" draw:name="Image94" text:anchor-type="as-char" svg:width="0.1772in" svg:height="0.1772in" draw:z-index="48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96" text:anchor-type="as-char" svg:width="0.1665in" svg:height="0.1665in" draw:z-index="49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10" office:value-type="string">
            <text:p text:style-name="P12">11</text:p>
            <text:p text:style-name="P12"/>
            <text:p text:style-name="P12"/>
            <text:p text:style-name="P12"/>
          </table:table-cell>
          <table:table-cell table:style-name="Table1.F10" office:value-type="string">
            <text:p text:style-name="P12">12</text:p>
            <text:p text:style-name="P6"/>
            <text:p text:style-name="P14"/>
            <text:p text:style-name="P12"><draw:frame draw:style-name="fr2" draw:name="Image56" text:anchor-type="as-char" svg:width="0.1457in" svg:height="0.1457in" draw:z-index="90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57" text:anchor-type="as-char" svg:width="0.1665in" svg:height="0.1665in" draw:z-index="91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10" office:value-type="string">
            <text:p text:style-name="P12">13</text:p>
            <text:p text:style-name="P14"/>
            <text:p text:style-name="P14"/>
            <text:p text:style-name="P12"><draw:frame draw:style-name="fr2" draw:name="Image32" text:anchor-type="as-char" svg:width="0.1665in" svg:height="0.1665in" draw:z-index="106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33" text:anchor-type="as-char" svg:width="0.1457in" svg:height="0.1457in" draw:z-index="107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14">
            <text:p text:style-name="P11">14</text:p>
          </table:table-cell>
          <table:table-cell table:style-name="Table1.I2" office:value-type="float" office:value="8">
            <text:p text:style-name="P9">8</text:p>
          </table:table-cell>
        </table:table-row>
        <table:table-row table:style-name="Table1.11">
          <table:covered-table-cell table:style-name="Table1.A2"/>
          <table:table-cell table:style-name="Table1.B11" office:value-type="string">
            <text:p text:style-name="P11">15<text:line-break/></text:p>
          </table:table-cell>
          <table:table-cell table:style-name="Table1.C11" office:value-type="string">
            <text:p text:style-name="P11">16 – Fall Break</text:p>
          </table:table-cell>
          <table:table-cell table:style-name="Table1.D11" office:value-type="string">
            <text:p text:style-name="P11">17 – Fall Break</text:p>
          </table:table-cell>
          <table:table-cell table:style-name="Table1.E11" office:value-type="string">
            <text:p text:style-name="P12">18</text:p>
            <text:p text:style-name="P12"/>
            <text:p text:style-name="P12"/>
            <text:p text:style-name="P13"><draw:frame draw:style-name="fr2" draw:name="Image157" text:anchor-type="as-char" svg:width="0.1772in" svg:height="0.1772in" draw:z-index="50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158" text:anchor-type="as-char" svg:width="0.1626in" svg:height="0.1457in" draw:z-index="51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/text:p>
          </table:table-cell>
          <table:table-cell table:style-name="Table1.F11" office:value-type="string">
            <text:p text:style-name="P12">19</text:p>
            <text:p text:style-name="P20">Discuss Project</text:p>
            <text:p text:style-name="P16">Debugging</text:p>
            <text:p text:style-name="P13"><draw:frame draw:style-name="fr2" draw:name="Image155" text:anchor-type="as-char" svg:width="0.1772in" svg:height="0.1772in" draw:z-index="52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3" draw:name="Image110" text:anchor-type="as-char" svg:y="-0.0819in" svg:width="0.1709in" svg:height="0.1709in" draw:z-index="78"><draw:image xlink:href="Pictures/100003A2000034EB000034EB85956B4B65429B6E.svg" xlink:type="simple" xlink:show="embed" xlink:actuate="onLoad" draw:mime-type="image/svg+xml"/><draw:image xlink:href="Pictures/100000010000020000000200B5374F91E55DAB7C.png" xlink:type="simple" xlink:show="embed" xlink:actuate="onLoad" draw:mime-type="image/png"/></draw:frame></text:p>
          </table:table-cell>
          <table:table-cell table:style-name="Table1.G11" office:value-type="string">
            <text:p text:style-name="P12">20</text:p>
            <text:p text:style-name="P12"/>
            <text:p text:style-name="P13"/>
            <text:p text:style-name="P12"><draw:frame draw:style-name="fr2" draw:name="Image35" text:anchor-type="as-char" svg:width="0.1457in" svg:height="0.1457in" draw:z-index="25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11" office:value-type="float" office:value="21">
            <text:p text:style-name="P11">21</text:p>
          </table:table-cell>
          <table:table-cell table:style-name="Table1.I2" office:value-type="float" office:value="9">
            <text:p text:style-name="P9">9</text:p>
          </table:table-cell>
        </table:table-row>
        <table:table-row table:style-name="Table1.12">
          <table:covered-table-cell table:style-name="Table1.A2"/>
          <table:table-cell table:style-name="Table1.B12" office:value-type="string">
            <text:p text:style-name="P11">22<text:line-break/><text:line-break/><text:line-break/></text:p>
          </table:table-cell>
          <table:table-cell table:style-name="Table1.C12" office:value-type="string">
            <text:p text:style-name="P14">23</text:p>
            <text:p text:style-name="P14"/>
            <text:p text:style-name="P14"/>
            <text:p text:style-name="P14"><draw:frame draw:style-name="fr2" draw:name="Image59" text:anchor-type="as-char" svg:width="0.1772in" svg:height="0.1772in" draw:z-index="53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69" text:anchor-type="as-char" svg:width="0.1626in" svg:height="0.1457in" draw:z-index="54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70" text:anchor-type="as-char" svg:width="0.1665in" svg:height="0.1665in" draw:z-index="55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12" office:value-type="string">
            <text:p text:style-name="P12">24</text:p>
            <text:p text:style-name="P17">Reproducibility</text:p>
            <text:p text:style-name="P14"/>
            <text:p text:style-name="P14"><draw:frame draw:style-name="fr2" draw:name="Image97" text:anchor-type="as-char" svg:width="0.1772in" svg:height="0.1772in" draw:z-index="56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99" text:anchor-type="as-char" svg:width="0.1665in" svg:height="0.1665in" draw:z-index="57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12" office:value-type="string">
            <text:p text:style-name="P12">25</text:p>
            <text:p text:style-name="P12"/>
            <text:p text:style-name="P12"/>
            <text:p text:style-name="P12"/>
          </table:table-cell>
          <table:table-cell table:style-name="Table1.F12" office:value-type="string">
            <text:p text:style-name="P12">26</text:p>
            <text:p text:style-name="P18"/>
            <text:p text:style-name="P14"/>
            <text:p text:style-name="P12"><draw:frame draw:style-name="fr2" draw:name="Image60" text:anchor-type="as-char" svg:width="0.1457in" svg:height="0.1457in" draw:z-index="92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61" text:anchor-type="as-char" svg:width="0.1665in" svg:height="0.1665in" draw:z-index="93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12" office:value-type="string">
            <text:p text:style-name="P12">27</text:p>
            <text:p text:style-name="P14"/>
            <text:p text:style-name="P14"/>
            <text:p text:style-name="P12"><draw:frame draw:style-name="fr2" draw:name="Image36" text:anchor-type="as-char" svg:width="0.1665in" svg:height="0.1665in" draw:z-index="104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37" text:anchor-type="as-char" svg:width="0.1457in" svg:height="0.1457in" draw:z-index="105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28">
            <text:p text:style-name="P11">28</text:p>
          </table:table-cell>
          <table:table-cell table:style-name="Table1.I2" office:value-type="float" office:value="10">
            <text:p text:style-name="P9">10</text:p>
          </table:table-cell>
        </table:table-row>
        <table:table-row table:style-name="Table1.13">
          <table:table-cell table:style-name="Table1.A2" table:number-rows-spanned="5" office:value-type="string">
            <text:p text:style-name="P9">November</text:p>
          </table:table-cell>
          <table:table-cell table:style-name="Table1.B13" office:value-type="string">
            <text:p text:style-name="P11">29<text:line-break/></text:p>
          </table:table-cell>
          <table:table-cell table:style-name="Table1.C13" office:value-type="string">
            <text:p text:style-name="P12">30</text:p>
            <text:p text:style-name="P16">Project Proposal Due</text:p>
            <text:p text:style-name="P14"/>
            <text:p text:style-name="P14"><draw:frame draw:style-name="fr2" draw:name="Image34" text:anchor-type="as-char" svg:width="0.1772in" svg:height="0.1772in" draw:z-index="58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44" text:anchor-type="as-char" svg:width="0.1626in" svg:height="0.1457in" draw:z-index="59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58" text:anchor-type="as-char" svg:width="0.1665in" svg:height="0.1665in" draw:z-index="60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text:s/><draw:frame draw:style-name="fr3" draw:name="Image109" text:anchor-type="as-char" svg:y="-0.0701in" svg:width="0.1709in" svg:height="0.1709in" draw:z-index="61"><draw:image xlink:href="Pictures/100003A2000034EB000034EB85956B4B65429B6E.svg" xlink:type="simple" xlink:show="embed" xlink:actuate="onLoad" draw:mime-type="image/svg+xml"/><draw:image xlink:href="Pictures/100000010000020000000200B5374F91E55DAB7C.png" xlink:type="simple" xlink:show="embed" xlink:actuate="onLoad" draw:mime-type="image/png"/></draw:frame></text:p>
          </table:table-cell>
          <table:table-cell table:style-name="Table1.D13" office:value-type="string">
            <text:p text:style-name="P12">31</text:p>
            <text:p text:style-name="P17">Simulation</text:p>
            <text:p text:style-name="P14"/>
            <text:p text:style-name="P14"><draw:frame draw:style-name="fr2" draw:name="Image100" text:anchor-type="as-char" svg:width="0.1772in" svg:height="0.1772in" draw:z-index="62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102" text:anchor-type="as-char" svg:width="0.1665in" svg:height="0.1665in" draw:z-index="63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13" office:value-type="string">
            <text:p text:style-name="P12">1</text:p>
            <text:p text:style-name="P12"/>
            <text:p text:style-name="P12"/>
            <text:p text:style-name="P12"/>
          </table:table-cell>
          <table:table-cell table:style-name="Table1.F13" office:value-type="string">
            <text:p text:style-name="P12">2</text:p>
            <text:p text:style-name="P12"/>
            <text:p text:style-name="P5"/>
            <text:p text:style-name="P12"><draw:frame draw:style-name="fr2" draw:name="Image62" text:anchor-type="as-char" svg:width="0.1457in" svg:height="0.1457in" draw:z-index="94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63" text:anchor-type="as-char" svg:width="0.1665in" svg:height="0.1665in" draw:z-index="95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13" office:value-type="string">
            <text:p text:style-name="P12">3</text:p>
            <text:p text:style-name="P14"/>
            <text:p text:style-name="P14"/>
            <text:p text:style-name="P12"><draw:frame draw:style-name="fr2" draw:name="Image38" text:anchor-type="as-char" svg:width="0.1665in" svg:height="0.1665in" draw:z-index="102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39" text:anchor-type="as-char" svg:width="0.1457in" svg:height="0.1457in" draw:z-index="103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4">
            <text:p text:style-name="P11">4</text:p>
          </table:table-cell>
          <table:table-cell table:style-name="Table1.I2" office:value-type="float" office:value="11">
            <text:p text:style-name="P9">11</text:p>
          </table:table-cell>
        </table:table-row>
        <table:table-row table:style-name="Table1.14">
          <table:covered-table-cell table:style-name="Table1.A2"/>
          <table:table-cell table:style-name="Table1.B14" office:value-type="string">
            <text:p text:style-name="P11">5<text:line-break/><text:line-break/></text:p>
          </table:table-cell>
          <table:table-cell table:style-name="Table1.C14" office:value-type="string">
            <text:p text:style-name="P14">6</text:p>
            <text:p text:style-name="P14"/>
            <text:p text:style-name="P14"/>
            <text:p text:style-name="P14"><draw:frame draw:style-name="fr2" draw:name="Image10" text:anchor-type="as-char" svg:width="0.1772in" svg:height="0.1772in" draw:z-index="64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14" text:anchor-type="as-char" svg:width="0.1626in" svg:height="0.1457in" draw:z-index="65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17" text:anchor-type="as-char" svg:width="0.1665in" svg:height="0.1665in" draw:z-index="66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14" office:value-type="string">
            <text:p text:style-name="P12">7</text:p>
            <text:p text:style-name="P17">Interactive Graphics</text:p>
            <text:p text:style-name="P14"/>
            <text:p text:style-name="P14"><draw:frame draw:style-name="fr2" draw:name="Image103" text:anchor-type="as-char" svg:width="0.1772in" svg:height="0.1772in" draw:z-index="67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105" text:anchor-type="as-char" svg:width="0.1665in" svg:height="0.1665in" draw:z-index="68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14" office:value-type="string">
            <text:p text:style-name="P12">8</text:p>
            <text:p text:style-name="P12"/>
            <text:p text:style-name="P12"/>
            <text:p text:style-name="P12"/>
          </table:table-cell>
          <table:table-cell table:style-name="Table1.F14" office:value-type="string">
            <text:p text:style-name="P12">9</text:p>
            <text:p text:style-name="P18"/>
            <text:p text:style-name="P14"/>
            <text:p text:style-name="P12"><draw:frame draw:style-name="fr2" draw:name="Image64" text:anchor-type="as-char" svg:width="0.1457in" svg:height="0.1457in" draw:z-index="96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65" text:anchor-type="as-char" svg:width="0.1665in" svg:height="0.1665in" draw:z-index="97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14" office:value-type="string">
            <text:p text:style-name="P12">10</text:p>
            <text:p text:style-name="P14"/>
            <text:p text:style-name="P14"/>
            <text:p text:style-name="P12"><draw:frame draw:style-name="fr2" draw:name="Image40" text:anchor-type="as-char" svg:width="0.1665in" svg:height="0.1665in" draw:z-index="100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41" text:anchor-type="as-char" svg:width="0.1457in" svg:height="0.1457in" draw:z-index="101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11">
            <text:p text:style-name="P11">11</text:p>
          </table:table-cell>
          <table:table-cell table:style-name="Table1.I2" office:value-type="float" office:value="12">
            <text:p text:style-name="P9">12</text:p>
          </table:table-cell>
        </table:table-row>
        <table:table-row table:style-name="Table1.15">
          <table:covered-table-cell table:style-name="Table1.A2"/>
          <table:table-cell table:style-name="Table1.B15" office:value-type="string">
            <text:p text:style-name="P11">12<text:line-break/></text:p>
          </table:table-cell>
          <table:table-cell table:style-name="Table1.C15" office:value-type="string">
            <text:p text:style-name="P12">13</text:p>
            <text:p text:style-name="P12"/>
            <text:p text:style-name="P12"/>
            <text:p text:style-name="P12"><draw:frame draw:style-name="fr2" draw:name="Image145" text:anchor-type="as-char" svg:width="0.1772in" svg:height="0.1772in" draw:z-index="69"><draw:image xlink:href="Pictures/1000049C000001C2000001C2199E4487FCC1451E.svg" xlink:type="simple" xlink:show="embed" xlink:actuate="onLoad" draw:mime-type="image/svg+xml"/><draw:image xlink:href="Pictures/1000000100000011000000110E7FAC8AA3A23779.png" xlink:type="simple" xlink:show="embed" xlink:actuate="onLoad" draw:mime-type="image/png"/></draw:frame><text:s/><draw:frame draw:style-name="fr2" draw:name="Image146" text:anchor-type="as-char" svg:width="0.1626in" svg:height="0.1457in" draw:z-index="70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text:s/><draw:frame draw:style-name="fr2" draw:name="Image147" text:anchor-type="as-char" svg:width="0.1665in" svg:height="0.1665in" draw:z-index="71"><draw:image xlink:href="Pictures/10000A82000001A7000001A79878FA6DFE3C3AE4.svg" xlink:type="simple" xlink:show="embed" xlink:actuate="onLoad" draw:mime-type="image/svg+xml"/><draw:image xlink:href="Pictures/100000010000001000000010E771992FE99439C3.png" xlink:type="simple" xlink:show="embed" xlink:actuate="onLoad" draw:mime-type="image/png"/></draw:frame></text:p>
          </table:table-cell>
          <table:table-cell table:style-name="Table1.D15" office:value-type="string">
            <text:p text:style-name="P12">14</text:p>
            <text:p text:style-name="P17">Functional Programming</text:p>
            <text:p text:style-name="P14"/>
            <text:p text:style-name="P14"><draw:frame draw:style-name="fr2" draw:name="Image106" text:anchor-type="as-char" svg:width="0.1772in" svg:height="0.1772in" draw:z-index="73"><draw:image xlink:href="Pictures/1000079F000001C2000001C2E321D42CA48163D7.svg" xlink:type="simple" xlink:show="embed" xlink:actuate="onLoad" draw:mime-type="image/svg+xml"/><draw:image xlink:href="Pictures/10000001000000110000001109F45F469BA81DBF.png" xlink:type="simple" xlink:show="embed" xlink:actuate="onLoad" draw:mime-type="image/png"/></draw:frame><text:s/><draw:frame draw:style-name="fr2" draw:name="Image108" text:anchor-type="as-char" svg:width="0.1665in" svg:height="0.1665in" draw:z-index="74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E15" office:value-type="string">
            <text:p text:style-name="P12">15</text:p>
            <text:p text:style-name="P12"/>
            <text:p text:style-name="P12"/>
            <text:p text:style-name="P12"/>
          </table:table-cell>
          <table:table-cell table:style-name="Table1.F15" office:value-type="string">
            <text:p text:style-name="P12">16</text:p>
            <text:p text:style-name="P18"/>
            <text:p text:style-name="P14"/>
            <text:p text:style-name="P12"><draw:frame draw:style-name="fr2" draw:name="Image66" text:anchor-type="as-char" svg:width="0.1457in" svg:height="0.1457in" draw:z-index="98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text:s/><draw:frame draw:style-name="fr2" draw:name="Image67" text:anchor-type="as-char" svg:width="0.1665in" svg:height="0.1665in" draw:z-index="99"><draw:image xlink:href="Pictures/10000685000001A7000001A7E973FDE616615361.svg" xlink:type="simple" xlink:show="embed" xlink:actuate="onLoad" draw:mime-type="image/svg+xml"/><draw:image xlink:href="Pictures/10000001000000100000001071AAAE8F25755AC0.png" xlink:type="simple" xlink:show="embed" xlink:actuate="onLoad" draw:mime-type="image/png"/></draw:frame></text:p>
          </table:table-cell>
          <table:table-cell table:style-name="Table1.G15" office:value-type="string">
            <text:p text:style-name="P12">17</text:p>
            <text:p text:style-name="P12"/>
            <text:p text:style-name="P12"/>
            <text:p text:style-name="P12"><draw:frame draw:style-name="fr2" draw:name="Image42" text:anchor-type="as-char" svg:width="0.1665in" svg:height="0.1665in" draw:z-index="30"><draw:image xlink:href="Pictures/10000684000001A7000001A7538F33781440C384.svg" xlink:type="simple" xlink:show="embed" xlink:actuate="onLoad" draw:mime-type="image/svg+xml"/><draw:image xlink:href="Pictures/100000010000001000000010B27B0878979B23DA.png" xlink:type="simple" xlink:show="embed" xlink:actuate="onLoad" draw:mime-type="image/png"/></draw:frame><text:s/><draw:frame draw:style-name="fr2" draw:name="Image43" text:anchor-type="as-char" svg:width="0.1457in" svg:height="0.1457in" draw:z-index="31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18">
            <text:p text:style-name="P11">18</text:p>
          </table:table-cell>
          <table:table-cell table:style-name="Table1.I2" office:value-type="float" office:value="13">
            <text:p text:style-name="P9">13</text:p>
          </table:table-cell>
        </table:table-row>
        <table:table-row table:style-name="Table1.16">
          <table:covered-table-cell table:style-name="Table1.A2"/>
          <table:table-cell table:style-name="Table1.B16" office:value-type="string">
            <text:p text:style-name="P11">19<text:line-break/></text:p>
          </table:table-cell>
          <table:table-cell table:style-name="Table1.C16" office:value-type="string">
            <text:p text:style-name="P12">20</text:p>
            <text:p text:style-name="P12"/>
            <text:p text:style-name="P12"/>
            <text:p text:style-name="P12"/>
          </table:table-cell>
          <table:table-cell table:style-name="Table1.D16" office:value-type="string">
            <text:p text:style-name="P12">21</text:p>
            <text:p text:style-name="P16">Project Draft Due</text:p>
            <text:p text:style-name="P12"/>
            <text:p text:style-name="P14"><draw:frame draw:style-name="fr3" draw:name="Image5" text:anchor-type="as-char" svg:y="-0.0937in" svg:width="0.1709in" svg:height="0.1709in" draw:z-index="75"><draw:image xlink:href="Pictures/100003A2000034EB000034EB85956B4B65429B6E.svg" xlink:type="simple" xlink:show="embed" xlink:actuate="onLoad" draw:mime-type="image/svg+xml"/><draw:image xlink:href="Pictures/100000010000020000000200B5374F91E55DAB7C.png" xlink:type="simple" xlink:show="embed" xlink:actuate="onLoad" draw:mime-type="image/png"/></draw:frame></text:p>
          </table:table-cell>
          <table:table-cell table:style-name="Table1.E16" office:value-type="string">
            <text:p text:style-name="P11">22 – Thanksgiving Break</text:p>
          </table:table-cell>
          <table:table-cell table:style-name="Table1.F16" office:value-type="string">
            <text:p text:style-name="P11">23 – Thanksgiving Break</text:p>
          </table:table-cell>
          <table:table-cell table:style-name="Table1.G16" office:value-type="string">
            <text:p text:style-name="P11">24 – Thanksgiving Break</text:p>
          </table:table-cell>
          <table:table-cell table:style-name="Table1.H16" office:value-type="float" office:value="25">
            <text:p text:style-name="P11">25</text:p>
          </table:table-cell>
          <table:table-cell table:style-name="Table1.I2" office:value-type="float" office:value="14">
            <text:p text:style-name="P9">14</text:p>
          </table:table-cell>
        </table:table-row>
        <table:table-row table:style-name="Table1.17">
          <table:covered-table-cell table:style-name="Table1.A2"/>
          <table:table-cell table:style-name="Table1.B17" office:value-type="string">
            <text:p text:style-name="P11">26<text:line-break/><text:line-break/></text:p>
          </table:table-cell>
          <table:table-cell table:style-name="Table1.C17" office:value-type="string">
            <text:p text:style-name="P12">27</text:p>
            <text:p text:style-name="P12"/>
            <text:p text:style-name="P12"><draw:frame draw:style-name="fr2" draw:name="Image152" text:anchor-type="as-char" svg:width="0.1626in" svg:height="0.1457in" draw:z-index="77"><draw:image xlink:href="Pictures/100006210000017200000172E27BB2B2F79227F8.svg" xlink:type="simple" xlink:show="embed" xlink:actuate="onLoad" draw:mime-type="image/svg+xml"/><draw:image xlink:href="Pictures/100000010000000E0000000E707F81A3C10C1F16.png" xlink:type="simple" xlink:show="embed" xlink:actuate="onLoad" draw:mime-type="image/png"/></draw:frame></text:p>
          </table:table-cell>
          <table:table-cell table:style-name="Table1.D17" office:value-type="string">
            <text:p text:style-name="P12">28</text:p>
            <text:p text:style-name="P16">HCC – Guest Lecture</text:p>
            <text:p text:style-name="P12"/>
            <text:p text:style-name="P12"><draw:frame draw:style-name="fr4" draw:name="Image116" text:anchor-type="as-char" svg:y="-0.0299in" svg:width="0.1772in" svg:height="0.1772in" draw:z-index="76"><draw:image xlink:href="Pictures/100006B8000001C2000001C24A1070472C0DAF48.svg" xlink:type="simple" xlink:show="embed" xlink:actuate="onLoad" draw:mime-type="image/svg+xml"/><draw:image xlink:href="Pictures/100000010000001100000011134299959CF35B6D.png" xlink:type="simple" xlink:show="embed" xlink:actuate="onLoad" draw:mime-type="image/png"/></draw:frame></text:p>
          </table:table-cell>
          <table:table-cell table:style-name="Table1.E17" office:value-type="string">
            <text:p text:style-name="P12">29</text:p>
            <text:p text:style-name="P12"/>
            <text:p text:style-name="P12"/>
            <text:p text:style-name="P12"><draw:frame draw:style-name="fr4" draw:name="Image111" text:anchor-type="as-char" svg:y="-0.0992in" svg:width="0.1665in" svg:height="0.1665in" draw:z-index="72"><draw:image xlink:href="Pictures/100006D6000001A7000001A759466CFC3A88987D.svg" xlink:type="simple" xlink:show="embed" xlink:actuate="onLoad" draw:mime-type="image/svg+xml"/><draw:image xlink:href="Pictures/100000010000001000000010C3CF45E5F048E982.png" xlink:type="simple" xlink:show="embed" xlink:actuate="onLoad" draw:mime-type="image/png"/></draw:frame></text:p>
          </table:table-cell>
          <table:table-cell table:style-name="Table1.F17" office:value-type="string">
            <text:p text:style-name="P12">30</text:p>
            <text:p text:style-name="P16">HCC – Guest Lecture</text:p>
            <text:p text:style-name="P12"/>
            <text:p text:style-name="P12"><draw:frame draw:style-name="fr2" draw:name="Image68" text:anchor-type="as-char" svg:width="0.1457in" svg:height="0.1457in" draw:z-index="45"><draw:image xlink:href="Pictures/100009A500000172000001725A9E5B570B27BBFC.svg" xlink:type="simple" xlink:show="embed" xlink:actuate="onLoad" draw:mime-type="image/svg+xml"/><draw:image xlink:href="Pictures/100000010000000E0000000E0CFE7D6DFE08CE25.png" xlink:type="simple" xlink:show="embed" xlink:actuate="onLoad" draw:mime-type="image/png"/></draw:frame></text:p>
          </table:table-cell>
          <table:table-cell table:style-name="Table1.G17" office:value-type="string">
            <text:p text:style-name="P12">1</text:p>
            <text:p text:style-name="P12"/>
            <text:p text:style-name="P12"/>
            <text:p text:style-name="P12"><draw:frame draw:style-name="fr4" draw:name="Image45" text:anchor-type="as-char" svg:y="-0.0398in" svg:width="0.1457in" svg:height="0.1457in" draw:z-index="33"><draw:image xlink:href="Pictures/100008BB00000172000001728EE10ABCF4682133.svg" xlink:type="simple" xlink:show="embed" xlink:actuate="onLoad" draw:mime-type="image/svg+xml"/><draw:image xlink:href="Pictures/100000010000000E0000000E26F17BC254942ABE.png" xlink:type="simple" xlink:show="embed" xlink:actuate="onLoad" draw:mime-type="image/png"/></draw:frame></text:p>
          </table:table-cell>
          <table:table-cell table:style-name="Table1.H4" office:value-type="float" office:value="2">
            <text:p text:style-name="P11">2</text:p>
          </table:table-cell>
          <table:table-cell table:style-name="Table1.I2" office:value-type="float" office:value="15">
            <text:p text:style-name="P9">15</text:p>
          </table:table-cell>
        </table:table-row>
        <table:table-row table:style-name="Table1.18">
          <table:table-cell table:style-name="Table1.A2" table:number-rows-spanned="4" office:value-type="string">
            <text:p text:style-name="P9">December</text:p>
          </table:table-cell>
          <table:table-cell table:style-name="Table1.B18" table:number-rows-spanned="2" office:value-type="float" office:value="3">
            <text:p text:style-name="P11">3</text:p>
          </table:table-cell>
          <table:table-cell table:style-name="Table1.C18" office:value-type="string">
            <text:p text:style-name="P11">4<text:line-break/><text:span text:style-name="T4">Project Video Due </text:span><draw:frame draw:style-name="fr3" draw:name="Image112" text:anchor-type="as-char" svg:y="-0.1736in" svg:width="0.1709in" svg:height="0.1709in" draw:z-index="120"><draw:image xlink:href="Pictures/100003A2000034EB000034EB85956B4B65429B6E.svg" xlink:type="simple" xlink:show="embed" xlink:actuate="onLoad" draw:mime-type="image/svg+xml"/><draw:image xlink:href="Pictures/100000010000020000000200B5374F91E55DAB7C.png" xlink:type="simple" xlink:show="embed" xlink:actuate="onLoad" draw:mime-type="image/png"/></draw:frame></text:p>
          </table:table-cell>
          <table:table-cell table:style-name="Table1.D18" office:value-type="string">
            <text:p text:style-name="P11">5</text:p>
            <text:p text:style-name="P21">Project Work</text:p>
          </table:table-cell>
          <table:table-cell table:style-name="Table1.E18" office:value-type="float" office:value="6">
            <text:p text:style-name="P11">6</text:p>
          </table:table-cell>
          <table:table-cell table:style-name="Table1.F18" office:value-type="string">
            <text:p text:style-name="P12">7</text:p>
            <text:p text:style-name="P21">Project Work</text:p>
          </table:table-cell>
          <table:table-cell table:style-name="Table1.G18" office:value-type="string">
            <text:p text:style-name="P11">8</text:p>
            <text:p text:style-name="P16">Project Report Due<draw:frame draw:style-name="fr1" draw:name="Image113" text:anchor-type="char" svg:x="0.9091in" svg:y="0.0398in" svg:width="0.1709in" svg:height="0.1709in" draw:z-index="121"><draw:image xlink:href="Pictures/100003A2000034EB000034EB85956B4B65429B6E.svg" xlink:type="simple" xlink:show="embed" xlink:actuate="onLoad" draw:mime-type="image/svg+xml"/><draw:image xlink:href="Pictures/100000010000020000000200B5374F91E55DAB7C.png" xlink:type="simple" xlink:show="embed" xlink:actuate="onLoad" draw:mime-type="image/png"/></draw:frame></text:p>
            <text:p text:style-name="P16">Peer Reviews Due <text:s/></text:p>
          </table:table-cell>
          <table:table-cell table:style-name="Table1.H18" table:number-rows-spanned="2" office:value-type="float" office:value="9">
            <text:p text:style-name="P11">9</text:p>
          </table:table-cell>
          <table:table-cell table:style-name="Table1.I2" table:number-rows-spanned="2" office:value-type="float" office:value="16">
            <text:p text:style-name="P9">16</text:p>
          </table:table-cell>
        </table:table-row>
        <table:table-row table:style-name="Table1.19">
          <table:covered-table-cell table:style-name="Table1.A19"/>
          <table:covered-table-cell table:style-name="Table1.B19"/>
          <table:table-cell table:style-name="Table1.C19" table:number-columns-spanned="5" office:value-type="string">
            <text:p text:style-name="P15">Last Week of Class</text:p>
          </table:table-cell>
          <table:covered-table-cell/>
          <table:covered-table-cell/>
          <table:covered-table-cell/>
          <table:covered-table-cell/>
          <table:covered-table-cell table:style-name="Table1.H19"/>
          <table:covered-table-cell table:style-name="Table1.I2"/>
        </table:table-row>
        <table:table-row table:style-name="Table1.20">
          <table:covered-table-cell table:style-name="Table1.A19"/>
          <table:table-cell table:style-name="Table1.B20" table:number-rows-spanned="2" office:value-type="float" office:value="10">
            <text:p text:style-name="P20">10</text:p>
          </table:table-cell>
          <table:table-cell table:style-name="Table1.E18" office:value-type="float" office:value="11">
            <text:p text:style-name="P11">11</text:p>
          </table:table-cell>
          <table:table-cell table:style-name="Table1.E18" office:value-type="float" office:value="12">
            <text:p text:style-name="P11">12</text:p>
          </table:table-cell>
          <table:table-cell table:style-name="Table1.E18" office:value-type="float" office:value="13">
            <text:p text:style-name="P11">13</text:p>
          </table:table-cell>
          <table:table-cell table:style-name="Table1.E18" office:value-type="float" office:value="14">
            <text:p text:style-name="P11">14</text:p>
          </table:table-cell>
          <table:table-cell table:style-name="Table1.E18" office:value-type="float" office:value="15">
            <text:p text:style-name="P11">15</text:p>
          </table:table-cell>
          <table:table-cell table:style-name="Table1.H20" table:number-rows-spanned="2" office:value-type="float" office:value="16">
            <text:p text:style-name="P11">16</text:p>
          </table:table-cell>
          <table:table-cell table:style-name="Table1.I2" table:number-rows-spanned="2" office:value-type="float" office:value="17">
            <text:p text:style-name="P10">17</text:p>
          </table:table-cell>
        </table:table-row>
        <table:table-row table:style-name="Table1.21">
          <table:covered-table-cell table:style-name="Table1.A21"/>
          <table:covered-table-cell table:style-name="Table1.B21"/>
          <table:table-cell table:style-name="Table1.C21" table:number-columns-spanned="5" office:value-type="string">
            <text:p text:style-name="P15">Finals Week</text:p>
          </table:table-cell>
          <table:covered-table-cell/>
          <table:covered-table-cell/>
          <table:covered-table-cell/>
          <table:covered-table-cell/>
          <table:covered-table-cell table:style-name="Table1.H21"/>
          <table:covered-table-cell table:style-name="Table1.I21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 style:snap-to-layout-gri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5:07:15.833496709</meta:creation-date>
    <dc:date>2023-07-29T13:48:49.152187096</dc:date>
    <meta:editing-duration>PT52M9S</meta:editing-duration>
    <meta:editing-cycles>5</meta:editing-cycles>
    <meta:generator>LibreOffice/7.3.7.2$Linux_X86_64 LibreOffice_project/30$Build-2</meta:generator>
    <meta:document-statistic meta:table-count="1" meta:image-count="122" meta:object-count="0" meta:page-count="1" meta:paragraph-count="242" meta:word-count="244" meta:character-count="1006" meta:non-whitespace-character-count="852"/>
  </office:meta>
</office:document-meta>
</file>